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846cm" fo:min-width="5.596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798cm" fo:min-width="2.548cm"/>
    </style:style>
    <style:style style:name="gr5" style:family="graphic" style:parent-style-name="objectwithoutfill">
      <style:graphic-properties draw:stroke="dash" draw:stroke-dash="_32__20_Dots_20_1_20_Dash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 fo:min-height="1.655cm" fo:min-width="5.596cm"/>
    </style:style>
    <style:style style:name="gr7" style:family="graphic" style:parent-style-name="standard">
      <style:graphic-properties draw:fill="hatch" draw:fill-hatch-name="Black_20_45_20_Degrees_20_Wide" draw:textarea-horizontal-align="justify" draw:textarea-vertical-align="middle" draw:auto-grow-height="false" fo:min-height="1.655cm" fo:min-width="5.596cm"/>
    </style:style>
    <style:style style:name="gr8" style:family="graphic" style:parent-style-name="standard">
      <style:graphic-properties draw:fill="hatch" draw:fill-hatch-name="Hatching_20_1" draw:fill-hatch-solid="false" draw:textarea-horizontal-align="justify" draw:textarea-vertical-align="middle" draw:auto-grow-height="false" fo:min-height="1.655cm" fo:min-width="1.4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hatch" draw:fill-hatch-name="Black_20_45_20_Degrees_20_Wide" draw:fill-hatch-solid="false"/>
      <style:paragraph-properties fo:text-align="center"/>
    </style:style>
    <style:style style:name="P4" style:family="paragraph">
      <loext:graphic-properties draw:fill="hatch" draw:fill-hatch-name="Black_20_45_20_Degrees_20_Wide"/>
      <style:paragraph-properties fo:text-align="center"/>
    </style:style>
    <style:style style:name="P5" style:family="paragraph">
      <loext:graphic-properties draw:fill="hatch" draw:fill-hatch-name="Hatching_20_1" draw:fill-hatch-solid="fals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096cm" svg:height="6.096cm" svg:x="6.461cm" svg:y="33.6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0.508cm" svg:x="6.842cm" svg:y="34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7.731cm" svg:y="34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8.747cm" svg:y="36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0.652cm" svg:y="37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287cm" svg:y="34.1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7.096cm" svg:y="38.7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9.001cm" svg:y="3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842cm" svg:y1="36.179cm" svg:x2="8.366cm" svg:y2="36.179cm">
            <text:p/>
          </draw:line>
          <draw:line draw:style-name="gr3" draw:text-style-name="P1" draw:layer="layout" svg:x1="9.636cm" svg:y1="39.227cm" svg:x2="11.16cm" svg:y2="39.227cm">
            <text:p/>
          </draw:line>
          <draw:line draw:style-name="gr3" draw:text-style-name="P1" draw:layer="layout" svg:x1="9.582cm" svg:y1="38.163cm" svg:x2="9.582cm" svg:y2="36.639cm">
            <text:p/>
          </draw:line>
          <draw:line draw:style-name="gr3" draw:text-style-name="P1" draw:layer="layout" svg:x1="10.478cm" svg:y1="36.718cm" svg:x2="11.556cm" svg:y2="35.64cm">
            <text:p/>
          </draw:line>
          <draw:line draw:style-name="gr3" draw:text-style-name="P1" draw:layer="layout" svg:x1="7.065cm" svg:y1="38.369cm" svg:x2="8.143cm" svg:y2="37.291cm">
            <text:p/>
          </draw:line>
          <draw:line draw:style-name="gr3" draw:text-style-name="P1" draw:layer="layout" svg:x1="8.747cm" svg:y1="34.655cm" svg:x2="10.271cm" svg:y2="34.655cm">
            <text:p/>
          </draw:line>
        </draw:g>
        <draw:g>
          <draw:custom-shape draw:style-name="gr4" draw:text-style-name="P1" draw:layer="layout" svg:width="3.048cm" svg:height="3.048cm" svg:x="7.985cm" svg:y="29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48cm" svg:height="3.048cm" svg:x="7.985cm" svg:y="41.132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3.048cm" svg:height="3.048cm" draw:transform="rotate (1.5707963267949) translate (2.016cm 38.2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48cm" svg:height="3.048cm" draw:transform="rotate (-1.5707963267949) translate (17.002cm 35.163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3.048cm" svg:height="3.048cm" svg:x="13.954cm" svg:y="29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48cm" svg:height="3.048cm" svg:x="13.954cm" svg:y="41.132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3.048cm" svg:height="3.048cm" svg:x="2.016cm" svg:y="29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48cm" svg:height="3.048cm" svg:x="2.016cm" svg:y="41.132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1" draw:text-style-name="P1" draw:layer="layout" svg:width="6.096cm" svg:height="6.096cm" svg:x="27.924cm" svg:y="8.1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0.508cm" svg:x="28.305cm" svg:y="8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9.194cm" svg:y="9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0.21cm" svg:y="11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2.115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2.75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8.559cm" svg:y="13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0.464cm" svg:y="12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8.305cm" svg:y1="10.652cm" svg:x2="29.829cm" svg:y2="10.652cm">
            <text:p/>
          </draw:line>
          <draw:line draw:style-name="gr3" draw:text-style-name="P1" draw:layer="layout" svg:x1="31.099cm" svg:y1="13.7cm" svg:x2="32.623cm" svg:y2="13.7cm">
            <text:p/>
          </draw:line>
          <draw:line draw:style-name="gr3" draw:text-style-name="P1" draw:layer="layout" svg:x1="31.045cm" svg:y1="12.636cm" svg:x2="31.045cm" svg:y2="11.112cm">
            <text:p/>
          </draw:line>
          <draw:line draw:style-name="gr3" draw:text-style-name="P1" draw:layer="layout" svg:x1="31.941cm" svg:y1="11.191cm" svg:x2="33.019cm" svg:y2="10.113cm">
            <text:p/>
          </draw:line>
          <draw:line draw:style-name="gr3" draw:text-style-name="P1" draw:layer="layout" svg:x1="28.528cm" svg:y1="12.842cm" svg:x2="29.606cm" svg:y2="11.764cm">
            <text:p/>
          </draw:line>
          <draw:line draw:style-name="gr3" draw:text-style-name="P1" draw:layer="layout" svg:x1="30.21cm" svg:y1="9.128cm" svg:x2="31.734cm" svg:y2="9.128cm">
            <text:p/>
          </draw:line>
        </draw:g>
        <draw:g>
          <draw:custom-shape draw:style-name="gr4" draw:text-style-name="P1" draw:layer="layout" svg:width="3.048cm" svg:height="3.048cm" svg:x="29.448cm" svg:y="3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48cm" svg:height="3.048cm" svg:x="29.448cm" svg:y="15.60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3.048cm" svg:height="3.048cm" draw:transform="rotate (1.5707963267949) translate (23.479cm 12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48cm" svg:height="3.048cm" draw:transform="rotate (-1.5707963267949) translate (38.465cm 9.636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3.048cm" svg:height="3.048cm" svg:x="35.417cm" svg:y="3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48cm" svg:height="3.048cm" svg:x="35.417cm" svg:y="15.60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custom-shape draw:style-name="gr4" draw:text-style-name="P1" draw:layer="layout" svg:width="3.048cm" svg:height="3.048cm" svg:x="23.479cm" svg:y="3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3.048cm" svg:height="3.048cm" svg:x="23.479cm" svg:y="15.60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line draw:style-name="gr5" draw:text-style-name="P1" draw:layer="layout" svg:x1="8.239cm" svg:y1="36.179cm" svg:x2="15.224cm" svg:y2="36.179cm">
          <text:p/>
        </draw:line>
        <draw:line draw:style-name="gr5" draw:text-style-name="P1" draw:layer="layout" svg:x1="10.144cm" svg:y1="34.655cm" svg:x2="15.097cm" svg:y2="35.798cm">
          <text:p/>
        </draw:line>
        <draw:line draw:style-name="gr5" draw:text-style-name="P1" draw:layer="layout" svg:x1="11.16cm" svg:y1="39.227cm" svg:x2="14.97cm" svg:y2="36.941cm">
          <text:p/>
        </draw:line>
        <draw:custom-shape draw:style-name="gr1" draw:text-style-name="P1" draw:layer="layout" svg:width="6.096cm" svg:height="6.096cm" svg:x="6.715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7.09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985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9.001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0.906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1.541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7.35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9.255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065cm" svg:y1="11.795cm" svg:x2="14.589cm" svg:y2="11.795cm">
          <text:p/>
        </draw:line>
        <draw:line draw:style-name="gr3" draw:text-style-name="P1" draw:layer="layout" svg:x1="13.065cm" svg:y1="14.208cm" svg:x2="14.589cm" svg:y2="14.208cm">
          <text:p/>
        </draw:line>
        <draw:line draw:style-name="gr3" draw:text-style-name="P1" draw:layer="layout" svg:x1="10.017cm" svg:y1="9.128cm" svg:x2="10.017cm" svg:y2="7.604cm">
          <text:p/>
        </draw:line>
        <draw:line draw:style-name="gr3" draw:text-style-name="P1" draw:layer="layout" svg:x1="13.573cm" svg:y1="9.19cm" svg:x2="14.651cm" svg:y2="8.112cm">
          <text:p/>
        </draw:line>
        <draw:line draw:style-name="gr3" draw:text-style-name="P1" draw:layer="layout" svg:x1="12.938cm" svg:y1="8.62cm" svg:x2="14.016cm" svg:y2="7.542cm">
          <text:p/>
        </draw:line>
        <draw:line draw:style-name="gr3" draw:text-style-name="P1" draw:layer="layout" svg:x1="13.065cm" svg:y1="10.144cm" svg:x2="14.589cm" svg:y2="10.144cm">
          <text:p/>
        </draw:line>
        <draw:custom-shape draw:style-name="gr4" draw:text-style-name="P1" draw:layer="layout" svg:width="3.048cm" svg:height="3.048cm" svg:x="8.239cm" svg:y="3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048cm" svg:height="3.048cm" svg:x="8.239cm" svg:y="17.81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1" draw:layer="layout" svg:width="3.048cm" svg:height="3.048cm" draw:transform="rotate (1.5707963267949) translate (0.6cm 13.8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048cm" svg:height="3.048cm" draw:transform="rotate (-1.5707963267949) translate (18.718cm 10.77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1" draw:layer="layout" svg:width="3.048cm" svg:height="3.048cm" svg:x="15.67cm" svg:y="3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048cm" svg:height="3.048cm" svg:x="15.67cm" svg:y="17.81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1" draw:layer="layout" svg:width="3.048cm" svg:height="3.048cm" svg:x="0.6cm" svg:y="3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048cm" svg:height="3.048cm" svg:x="0.6cm" svg:y="17.81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5" draw:text-style-name="P1" draw:layer="layout" svg:x1="11.414cm" svg:y1="35.671cm" svg:x2="16.113cm" svg:y2="30.845cm">
          <text:p/>
        </draw:line>
        <draw:line draw:style-name="gr5" draw:text-style-name="P1" draw:layer="layout" svg:x1="7.801cm" svg:y1="37.707cm" svg:x2="14.913cm" svg:y2="30.722cm">
          <text:p/>
        </draw:line>
        <draw:line draw:style-name="gr5" draw:text-style-name="P1" draw:layer="layout" svg:x1="9.636cm" svg:y1="36.687cm" svg:x2="9.636cm" svg:y2="30.464cm">
          <text:p/>
        </draw:line>
        <draw:custom-shape draw:style-name="gr6" draw:text-style-name="P3" draw:layer="layout" svg:width="6.096cm" svg:height="1.905cm" svg:x="6.715cm" svg:y="7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1.905cm" svg:x="6.715cm" svg:y="15.3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1.905cm" draw:transform="rotate (1.5707963267949) translate (12.838cm 15.35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096cm" svg:height="1.905cm" draw:transform="rotate (1.5707963267949) translate (4.81cm 15.35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05cm" svg:height="1.905cm" svg:x="4.81cm" svg:y="7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05cm" svg:height="1.905cm" svg:x="4.81cm" svg:y="15.3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05cm" svg:height="1.905cm" svg:x="12.811cm" svg:y="7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05cm" svg:height="1.905cm" svg:x="12.811cm" svg:y="15.35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255cm" svg:y1="7.858cm" svg:x2="9.255cm" svg:y2="4.81cm">
          <text:p/>
        </draw:line>
        <draw:line draw:style-name="gr5" draw:text-style-name="P1" draw:layer="layout" svg:x1="14.208cm" svg:y1="7.858cm" svg:x2="17.256cm" svg:y2="4.556cm">
          <text:p/>
        </draw:line>
        <draw:line draw:style-name="gr5" draw:text-style-name="P1" draw:layer="layout" svg:x1="14.081cm" svg:y1="13.065cm" svg:x2="17.51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000000" draw:distance="0.508cm" draw:rotation="31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08:29:18.006671386</meta:creation-date>
    <dc:date>2018-05-18T11:37:31.690866617</dc:date>
    <meta:editing-duration>PT3M10S</meta:editing-duration>
    <meta:editing-cycles>2</meta:editing-cycles>
    <meta:generator>LibreOffice/5.1.6.2$Linux_X86_64 LibreOffice_project/10m0$Build-2</meta:generator>
    <meta:document-statistic meta:object-count="93"/>
  </office:meta>
</office:document-meta>
</file>